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84f2"/>
    </style:style>
    <style:style style:name="P2" style:family="paragraph" style:parent-style-name="Standard">
      <style:text-properties fo:font-weight="bold" officeooo:rsid="000f84f2" officeooo:paragraph-rsid="000f84f2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background-color="#fff5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cond Bus Topology </text:p>
      <text:p text:style-name="P2"/>
      <text:p text:style-name="P1">* -*- Mode:C++; c-file-style:"gnu"; indent-tabs-mode:nil; -*- */</text:p>
      <text:p text:style-name="Standard">/*</text:p>
      <text:p text:style-name="Standard"><text:s/>* This program is free software; you can redistribute it and/or modify</text:p>
      <text:p text:style-name="Standard"><text:s/>* it under the terms of the GNU General Public License version 2 as</text:p>
      <text:p text:style-name="Standard"><text:s/>* published by the Free Software Foundation;</text:p>
      <text:p text:style-name="Standard"><text:s/>*</text:p>
      <text:p text:style-name="Standard"><text:s/>* This program is distributed in the hope that it will be useful,</text:p>
      <text:p text:style-name="Standard"><text:s/>* but WITHOUT ANY WARRANTY; without even the implied warranty of</text:p>
      <text:p text:style-name="Standard"><text:s/>* MERCHANTABILITY or FITNESS FOR A PARTICULAR PURPOSE. <text:s/>See the</text:p>
      <text:p text:style-name="Standard"><text:s/>* GNU General Public License for more details.</text:p>
      <text:p text:style-name="Standard"><text:s/>*</text:p>
      <text:p text:style-name="Standard"><text:s/>* You should have received a copy of the GNU General Public License</text:p>
      <text:p text:style-name="Standard"><text:s/>* along with this program; if not, write to the Free Software</text:p>
      <text:p text:style-name="Standard"><text:s/>* Foundation, Inc., 59 Temple Place, Suite 330, Boston, MA <text:s/>02111-1307 <text:s/>USA</text:p>
      <text:p text:style-name="Standard"><text:s/>*/</text:p>
      <text:p text:style-name="Standard"/>
      <text:p text:style-name="Standard">#include "ns3/core-module.h"</text:p>
      <text:p text:style-name="Standard">#include "ns3/network-module.h"</text:p>
      <text:p text:style-name="Standard">#include "ns3/csma-module.h"</text:p>
      <text:p text:style-name="Standard">#include "ns3/internet-module.h"</text:p>
      <text:p text:style-name="Standard">#include "ns3/point-to-point-module.h"</text:p>
      <text:p text:style-name="Standard">#include "ns3/applications-module.h"</text:p>
      <text:p text:style-name="Standard">#include "ns3/ipv4-global-routing-helper.h"</text:p>
      <text:p text:style-name="Standard"/>
      <text:p text:style-name="P4">#include "ns3/netanim-module.h"</text:p>
      <text:p text:style-name="P4">#include "ns3/mobility-module.h"</text:p>
      <text:p text:style-name="P3"/>
      <text:p text:style-name="Standard">// Default Network Topology</text:p>
      <text:p text:style-name="Standard">//</text:p>
      <text:p text:style-name="Standard">// <text:s text:c="6"/>10.1.1.0</text:p>
      <text:p text:style-name="Standard">// n0 -------------- n1 <text:s text:c="2"/>n2 <text:s text:c="2"/>n3 <text:s text:c="2"/>n4</text:p>
      <text:p text:style-name="Standard">// <text:s text:c="3"/>point-to-point <text:s/>| <text:s text:c="3"/>| <text:s text:c="3"/>| <text:s text:c="3"/>|</text:p>
      <text:p text:style-name="Standard">// <text:s text:c="19"/>================</text:p>
      <text:p text:style-name="Standard">// <text:s text:c="21"/>LAN 10.1.2.0</text:p>
      <text:p text:style-name="Standard"/>
      <text:p text:style-name="Standard"/>
      <text:p text:style-name="Standard">using namespace ns3;</text:p>
      <text:p text:style-name="Standard"/>
      <text:p text:style-name="Standard">NS_LOG_COMPONENT_DEFINE ("SecondScriptExample");</text:p>
      <text:p text:style-name="Standard"/>
      <text:p text:style-name="Standard">int </text:p>
      <text:p text:style-name="Standard">main (int argc, char *argv[])</text:p>
      <text:p text:style-name="Standard">{</text:p>
      <text:p text:style-name="Standard"><text:s text:c="2"/>bool verbose = true;</text:p>
      <text:p text:style-name="Standard"><text:s text:c="2"/>uint32_t nCsma = 3;</text:p>
      <text:p text:style-name="Standard"/>
      <text:p text:style-name="Standard"><text:s text:c="2"/>CommandLine cmd (__FILE__);</text:p>
      <text:p text:style-name="Standard"><text:s text:c="2"/>cmd.AddValue ("nCsma", "Number of \"extra\" CSMA nodes/devices", nCsma);</text:p>
      <text:p text:style-name="Standard"><text:s text:c="2"/>cmd.AddValue ("verbose", "Tell echo applications to log if true", verbose);</text:p>
      <text:p text:style-name="Standard"/>
      <text:p text:style-name="Standard"><text:soft-page-break/><text:s text:c="2"/>cmd.Parse (argc,argv);</text:p>
      <text:p text:style-name="Standard"/>
      <text:p text:style-name="Standard"><text:s text:c="2"/>if (verbose)</text:p>
      <text:p text:style-name="Standard"><text:s text:c="4"/>{</text:p>
      <text:p text:style-name="Standard"><text:s text:c="6"/>LogComponentEnable ("UdpEchoClientApplication", LOG_LEVEL_INFO);</text:p>
      <text:p text:style-name="Standard"><text:s text:c="6"/>LogComponentEnable ("UdpEchoServerApplication", LOG_LEVEL_INFO);</text:p>
      <text:p text:style-name="Standard"><text:s text:c="4"/>}</text:p>
      <text:p text:style-name="Standard"/>
      <text:p text:style-name="Standard"><text:s text:c="2"/>nCsma = nCsma == 0 ? 1 : nCsma;</text:p>
      <text:p text:style-name="Standard"/>
      <text:p text:style-name="Standard"><text:s text:c="2"/>NodeContainer p2pNodes;</text:p>
      <text:p text:style-name="Standard"><text:s text:c="2"/>p2pNodes.Create (2);</text:p>
      <text:p text:style-name="Standard"/>
      <text:p text:style-name="Standard"><text:s text:c="2"/>NodeContainer csmaNodes;</text:p>
      <text:p text:style-name="Standard"><text:s text:c="2"/>csmaNodes.Add (p2pNodes.Get (1));</text:p>
      <text:p text:style-name="Standard"><text:s text:c="2"/>csmaNodes.Create (nCsma);</text:p>
      <text:p text:style-name="Standard"/>
      <text:p text:style-name="Standard"><text:s text:c="2"/>PointToPointHelper pointToPoint;</text:p>
      <text:p text:style-name="Standard"><text:s text:c="2"/>pointToPoint.SetDeviceAttribute ("DataRate", StringValue ("5Mbps"));</text:p>
      <text:p text:style-name="Standard"><text:s text:c="2"/>pointToPoint.SetChannelAttribute ("Delay", StringValue ("2ms"));</text:p>
      <text:p text:style-name="Standard"/>
      <text:p text:style-name="Standard"><text:s text:c="2"/>NetDeviceContainer p2pDevices;</text:p>
      <text:p text:style-name="Standard"><text:s text:c="2"/>p2pDevices = pointToPoint.Install (p2pNodes);</text:p>
      <text:p text:style-name="Standard"/>
      <text:p text:style-name="Standard"><text:s text:c="2"/>CsmaHelper csma;</text:p>
      <text:p text:style-name="Standard"><text:s text:c="2"/>csma.SetChannelAttribute ("DataRate", StringValue ("100Mbps"));</text:p>
      <text:p text:style-name="Standard"><text:s text:c="2"/>csma.SetChannelAttribute ("Delay", TimeValue (NanoSeconds (6560)));</text:p>
      <text:p text:style-name="Standard"/>
      <text:p text:style-name="Standard"><text:s text:c="2"/>NetDeviceContainer csmaDevices;</text:p>
      <text:p text:style-name="Standard"><text:s text:c="2"/>csmaDevices = csma.Install (csmaNodes);</text:p>
      <text:p text:style-name="Standard"/>
      <text:p text:style-name="Standard"><text:s text:c="2"/>InternetStackHelper stack;</text:p>
      <text:p text:style-name="Standard"><text:s text:c="2"/>stack.Install (p2pNodes.Get (0));</text:p>
      <text:p text:style-name="Standard"><text:s text:c="2"/>stack.Install (csmaNodes);</text:p>
      <text:p text:style-name="Standard"/>
      <text:p text:style-name="Standard"><text:s text:c="2"/>Ipv4AddressHelper address;</text:p>
      <text:p text:style-name="Standard"><text:s text:c="2"/>address.SetBase ("10.1.1.0", "255.255.255.0");</text:p>
      <text:p text:style-name="Standard"><text:s text:c="2"/>Ipv4InterfaceContainer p2pInterfaces;</text:p>
      <text:p text:style-name="Standard"><text:s text:c="2"/>p2pInterfaces = address.Assign (p2pDevices);</text:p>
      <text:p text:style-name="Standard"/>
      <text:p text:style-name="Standard"><text:s text:c="2"/>address.SetBase ("10.1.2.0", "255.255.255.0");</text:p>
      <text:p text:style-name="Standard"><text:s text:c="2"/>Ipv4InterfaceContainer csmaInterfaces;</text:p>
      <text:p text:style-name="Standard"><text:s text:c="2"/>csmaInterfaces = address.Assign (csmaDevices);</text:p>
      <text:p text:style-name="Standard"/>
      <text:p text:style-name="Standard"><text:s text:c="2"/>UdpEchoServerHelper echoServer (9);</text:p>
      <text:p text:style-name="Standard"/>
      <text:p text:style-name="Standard"><text:s text:c="2"/>ApplicationContainer serverApps = echoServer.Install (csmaNodes.Get (nCsma));</text:p>
      <text:p text:style-name="Standard"><text:s text:c="2"/>serverApps.Start (Seconds (1.0));</text:p>
      <text:p text:style-name="Standard"><text:s text:c="2"/>serverApps.Stop (Seconds (10.0));</text:p>
      <text:p text:style-name="Standard"/>
      <text:p text:style-name="Standard"><text:s text:c="2"/>UdpEchoClientHelper echoClient (csmaInterfaces.GetAddress (nCsma), 9);</text:p>
      <text:p text:style-name="Standard"><text:s text:c="2"/>echoClient.SetAttribute ("MaxPackets", UintegerValue (1));</text:p>
      <text:p text:style-name="Standard"><text:soft-page-break/><text:s text:c="2"/>echoClient.SetAttribute ("Interval", TimeValue (Seconds (1.0)));</text:p>
      <text:p text:style-name="Standard"><text:s text:c="2"/>echoClient.SetAttribute ("PacketSize", UintegerValue (1024));</text:p>
      <text:p text:style-name="Standard"/>
      <text:p text:style-name="Standard"><text:s text:c="2"/>ApplicationContainer clientApps = echoClient.Install (p2pNodes.Get (0));</text:p>
      <text:p text:style-name="Standard"><text:s text:c="2"/>clientApps.Start (Seconds (2.0));</text:p>
      <text:p text:style-name="Standard"><text:s text:c="2"/>clientApps.Stop (Seconds (10.0));</text:p>
      <text:p text:style-name="Standard"/>
      <text:p text:style-name="P4">MobilityHelper mobility;</text:p>
      <text:p text:style-name="P4">mobility.SetMobilityModel("ns3::ConstantPositionMobilityModel");</text:p>
      <text:p text:style-name="P4">mobility.Install(csmaNodes);</text:p>
      <text:p text:style-name="P4">AnimationInterface anim("second.xml");</text:p>
      <text:p text:style-name="P4">AnimationInterface::SetConstantPosition(csmaNodes.Get(0),10,25);</text:p>
      <text:p text:style-name="P4">AnimationInterface::SetConstantPosition(csmaNodes.Get(1),40,25);</text:p>
      <text:p text:style-name="P4">AnimationInterface::SetConstantPosition(csmaNodes.Get(2),60,25);</text:p>
      <text:p text:style-name="P4">AnimationInterface::SetConstantPosition(csmaNodes.Get(3),80,25);</text:p>
      <text:p text:style-name="P4">anim.EnablePacketMetadata(true);</text:p>
      <text:p text:style-name="P4">pointToPoint.EnablePcapAll("second");</text:p>
      <text:p text:style-name="Standard"/>
      <text:p text:style-name="Standard"><text:s text:c="2"/>Ipv4GlobalRoutingHelper::PopulateRoutingTables ();</text:p>
      <text:p text:style-name="Standard"/>
      <text:p text:style-name="Standard"><text:s text:c="2"/>pointToPoint.EnablePcapAll ("second");</text:p>
      <text:p text:style-name="Standard"><text:s text:c="2"/>csma.EnablePcap ("second", csmaDevices.Get (1), true);</text:p>
      <text:p text:style-name="Standard"/>
      <text:p text:style-name="Standard"><text:s text:c="2"/>Simulator::Run ();</text:p>
      <text:p text:style-name="Standard"><text:s text:c="2"/>Simulator::Destroy ();</text:p>
      <text:p text:style-name="Standard"><text:s text:c="2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6:41:51.110863554</meta:creation-date>
    <dc:date>2023-06-20T11:22:36.204948385</dc:date>
    <meta:editing-duration>PT5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02" meta:word-count="375" meta:character-count="4038" meta:non-whitespace-character-count="3562"/>
  </office:meta>
</office:document-meta>
</file>